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8.44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r</text:p>
          </table:table-cell>
          <table:table-cell office:value-type="string">
            <text:p>degree inc</text:p>
          </table:table-cell>
          <table:table-cell table:number-columns-repeated="9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3">
          <table:table-cell table:number-columns-repeated="9"/>
          <table:table-cell office:value-type="string">
            <text:p>offset c X</text:p>
          </table:table-cell>
          <table:table-cell office:value-type="string">
            <text:p>offset c Y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degree loca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actual x</text:p>
          </table:table-cell>
          <table:table-cell office:value-type="string">
            <text:p>actual y</text:p>
          </table:table-cell>
          <table:table-cell office:value-type="string">
            <text:p>degree</text:p>
          </table:table-cell>
          <table:table-cell office:value-type="string">
            <text:p>String WS2812B</text:p>
          </table:table-cell>
          <table:table-cell office:value-type="float" office:value="3.5">
            <text:p>3.5</text:p>
          </table:table-cell>
          <table:table-cell office:value-type="float" office:value="1.31">
            <text:p>1.31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/>
          <table:table-cell table:formula="of:=[.$C$2]*([.A5]-1)" office:value-type="float" office:value="0">
            <text:p>0</text:p>
          </table:table-cell>
          <table:table-cell table:formula="of:=ABS([.$B$2]*SIN([.C5]))" office:value-type="float" office:value="0">
            <text:p>0</text:p>
          </table:table-cell>
          <table:table-cell table:formula="of:=[.$B$2]*COS([.C5])" office:value-type="float" office:value="27">
            <text:p>27</text:p>
          </table:table-cell>
          <table:table-cell table:formula="of:=[.D5]+150" office:value-type="float" office:value="150">
            <text:p>150</text:p>
          </table:table-cell>
          <table:table-cell table:formula="of:=100-[.E5]" office:value-type="float" office:value="73">
            <text:p>73</text:p>
          </table:table-cell>
          <table:table-cell table:formula="of:=90-[.C5]" office:value-type="float" office:value="90">
            <text:p>90</text:p>
          </table:table-cell>
          <table:table-cell table:formula="of:=&quot;(at &quot; &amp;[.F5]&amp;&quot; &quot;&amp;[.G5]&amp;&quot; &quot;&amp;[.H5]&amp;&quot;)&quot;" office:value-type="string" office:string-value="(at 150 73 90)">
            <text:p>(at 150 73 90)</text:p>
          </table:table-cell>
          <table:table-cell table:formula="of:=[.F5]+3.5" office:value-type="float" office:value="153.5">
            <text:p>153.5</text:p>
          </table:table-cell>
          <table:table-cell table:formula="of:=[.G5]-1.31" office:value-type="float" office:value="71.69">
            <text:p>71.69</text:p>
          </table:table-cell>
          <table:table-cell table:formula="of:=&quot;(at &quot; &amp;[.J5]&amp;&quot; &quot;&amp;[.K5]&amp;&quot; &quot;&amp;[.H5]&amp;&quot;)&quot;" office:value-type="string" office:string-value="(at 153.5 71.69 90)">
            <text:p>(at 153.5 71.69 90)</text:p>
          </table:table-cell>
        </table:table-row>
        <table:table-row table:style-name="ro3">
          <table:table-cell office:value-type="float" office:value="2">
            <text:p>2</text:p>
          </table:table-cell>
          <table:table-cell/>
          <table:table-cell table:formula="of:=[.$C$2]*([.A6]-1)" office:value-type="float" office:value="15">
            <text:p>15</text:p>
          </table:table-cell>
          <table:table-cell table:formula="of:=ABS([.$B$2]*SIN([.C6]*PI()/180))" office:value-type="float" office:value="6.98811421776806">
            <text:p>6.9881142178</text:p>
          </table:table-cell>
          <table:table-cell table:formula="of:=ABS([.$B$2]*COS([.C6]*PI()/180))" office:value-type="float" office:value="26.0799973098048">
            <text:p>26.0799973098</text:p>
          </table:table-cell>
          <table:table-cell table:formula="of:=[.D6]+150" office:value-type="float" office:value="156.988114217768">
            <text:p>156.9881142178</text:p>
          </table:table-cell>
          <table:table-cell table:formula="of:=100-[.E6]" office:value-type="float" office:value="73.9200026901952">
            <text:p>73.9200026902</text:p>
          </table:table-cell>
          <table:table-cell table:formula="of:=90-[.C6]" office:value-type="float" office:value="75">
            <text:p>75</text:p>
          </table:table-cell>
          <table:table-cell table:formula="of:=&quot;(at &quot; &amp;[.F6]&amp;&quot; &quot;&amp;[.G6]&amp;&quot; &quot;&amp;[.H6]&amp;&quot;)&quot;" office:value-type="string" office:string-value="(at 156.988114217768 73.9200026901952 75)">
            <text:p>(at 156.988114217768 73.9200026901952 75)</text:p>
          </table:table-cell>
          <table:table-cell table:formula="of:=[.F6]+3.5" office:value-type="float" office:value="160.488114217768">
            <text:p>160.4881142178</text:p>
          </table:table-cell>
          <table:table-cell table:formula="of:=[.G6]-1.31" office:value-type="float" office:value="72.6100026901952">
            <text:p>72.6100026902</text:p>
          </table:table-cell>
          <table:table-cell table:formula="of:=&quot;(at &quot; &amp;[.J6]&amp;&quot; &quot;&amp;[.K6]&amp;&quot; &quot;&amp;[.H6]&amp;&quot;)&quot;" office:value-type="string" office:string-value="(at 160.488114217768 72.6100026901952 75)">
            <text:p>(at 160.488114217768 72.6100026901952 75)</text:p>
          </table:table-cell>
        </table:table-row>
        <table:table-row table:style-name="ro3">
          <table:table-cell office:value-type="float" office:value="3">
            <text:p>3</text:p>
          </table:table-cell>
          <table:table-cell/>
          <table:table-cell table:formula="of:=[.$C$2]*([.A7]-1)" office:value-type="float" office:value="30">
            <text:p>30</text:p>
          </table:table-cell>
          <table:table-cell table:formula="of:=ABS([.$B$2]*SIN([.C7]*PI()/180))" office:value-type="float" office:value="13.5">
            <text:p>13.5</text:p>
          </table:table-cell>
          <table:table-cell table:formula="of:=ABS([.$B$2]*COS([.C7]*PI()/180))" office:value-type="float" office:value="23.3826859021798">
            <text:p>23.3826859022</text:p>
          </table:table-cell>
          <table:table-cell table:formula="of:=[.D7]+150" office:value-type="float" office:value="163.5">
            <text:p>163.5</text:p>
          </table:table-cell>
          <table:table-cell table:formula="of:=100-[.E7]" office:value-type="float" office:value="76.6173140978202">
            <text:p>76.6173140978</text:p>
          </table:table-cell>
          <table:table-cell table:formula="of:=90-[.C7]" office:value-type="float" office:value="60">
            <text:p>60</text:p>
          </table:table-cell>
          <table:table-cell table:formula="of:=&quot;(at &quot; &amp;[.F7]&amp;&quot; &quot;&amp;[.G7]&amp;&quot; &quot;&amp;[.H7]&amp;&quot;)&quot;" office:value-type="string" office:string-value="(at 163.5 76.6173140978202 60)">
            <text:p>(at 163.5 76.6173140978202 60)</text:p>
          </table:table-cell>
          <table:table-cell table:formula="of:=[.F7]+3.5" office:value-type="float" office:value="167">
            <text:p>167</text:p>
          </table:table-cell>
          <table:table-cell table:formula="of:=[.G7]-1.31" office:value-type="float" office:value="75.3073140978202">
            <text:p>75.3073140978</text:p>
          </table:table-cell>
          <table:table-cell table:formula="of:=&quot;(at &quot; &amp;[.J7]&amp;&quot; &quot;&amp;[.K7]&amp;&quot; &quot;&amp;[.H7]&amp;&quot;)&quot;" office:value-type="string" office:string-value="(at 167 75.3073140978202 60)">
            <text:p>(at 167 75.3073140978202 60)</text:p>
          </table:table-cell>
        </table:table-row>
        <table:table-row table:style-name="ro3">
          <table:table-cell office:value-type="float" office:value="4">
            <text:p>4</text:p>
          </table:table-cell>
          <table:table-cell/>
          <table:table-cell table:formula="of:=[.$C$2]*([.A8]-1)" office:value-type="float" office:value="45">
            <text:p>45</text:p>
          </table:table-cell>
          <table:table-cell table:formula="of:=ABS([.$B$2]*SIN([.C8]*PI()/180))" office:value-type="float" office:value="19.0918830920368">
            <text:p>19.091883092</text:p>
          </table:table-cell>
          <table:table-cell table:formula="of:=ABS([.$B$2]*COS([.C8]*PI()/180))" office:value-type="float" office:value="19.0918830920368">
            <text:p>19.091883092</text:p>
          </table:table-cell>
          <table:table-cell table:formula="of:=[.D8]+150" office:value-type="float" office:value="169.091883092037">
            <text:p>169.091883092</text:p>
          </table:table-cell>
          <table:table-cell table:formula="of:=100-[.E8]" office:value-type="float" office:value="80.9081169079632">
            <text:p>80.908116908</text:p>
          </table:table-cell>
          <table:table-cell table:formula="of:=90-[.C8]" office:value-type="float" office:value="45">
            <text:p>45</text:p>
          </table:table-cell>
          <table:table-cell table:formula="of:=&quot;(at &quot; &amp;[.F8]&amp;&quot; &quot;&amp;[.G8]&amp;&quot; &quot;&amp;[.H8]&amp;&quot;)&quot;" office:value-type="string" office:string-value="(at 169.091883092037 80.9081169079632 45)">
            <text:p>(at 169.091883092037 80.9081169079632 45)</text:p>
          </table:table-cell>
          <table:table-cell table:formula="of:=[.F8]+3.5" office:value-type="float" office:value="172.591883092037">
            <text:p>172.591883092</text:p>
          </table:table-cell>
          <table:table-cell table:formula="of:=[.G8]-1.31" office:value-type="float" office:value="79.5981169079632">
            <text:p>79.598116908</text:p>
          </table:table-cell>
          <table:table-cell table:formula="of:=&quot;(at &quot; &amp;[.J8]&amp;&quot; &quot;&amp;[.K8]&amp;&quot; &quot;&amp;[.H8]&amp;&quot;)&quot;" office:value-type="string" office:string-value="(at 172.591883092037 79.5981169079632 45)">
            <text:p>(at 172.591883092037 79.5981169079632 45)</text:p>
          </table:table-cell>
        </table:table-row>
        <table:table-row table:style-name="ro3">
          <table:table-cell office:value-type="float" office:value="5">
            <text:p>5</text:p>
          </table:table-cell>
          <table:table-cell/>
          <table:table-cell table:formula="of:=[.$C$2]*([.A9]-1)" office:value-type="float" office:value="60">
            <text:p>60</text:p>
          </table:table-cell>
          <table:table-cell table:formula="of:=ABS([.$B$2]*SIN([.C9]*PI()/180))" office:value-type="float" office:value="23.3826859021798">
            <text:p>23.3826859022</text:p>
          </table:table-cell>
          <table:table-cell table:formula="of:=ABS([.$B$2]*COS([.C9]*PI()/180))" office:value-type="float" office:value="13.5">
            <text:p>13.5</text:p>
          </table:table-cell>
          <table:table-cell table:formula="of:=[.D9]+150" office:value-type="float" office:value="173.38268590218">
            <text:p>173.3826859022</text:p>
          </table:table-cell>
          <table:table-cell table:formula="of:=100-[.E9]" office:value-type="float" office:value="86.5">
            <text:p>86.5</text:p>
          </table:table-cell>
          <table:table-cell table:formula="of:=90-[.C9]" office:value-type="float" office:value="30">
            <text:p>30</text:p>
          </table:table-cell>
          <table:table-cell table:formula="of:=&quot;(at &quot; &amp;[.F9]&amp;&quot; &quot;&amp;[.G9]&amp;&quot; &quot;&amp;[.H9]&amp;&quot;)&quot;" office:value-type="string" office:string-value="(at 173.38268590218 86.5 30)">
            <text:p>(at 173.38268590218 86.5 30)</text:p>
          </table:table-cell>
          <table:table-cell table:formula="of:=[.F9]+3.5" office:value-type="float" office:value="176.88268590218">
            <text:p>176.8826859022</text:p>
          </table:table-cell>
          <table:table-cell table:formula="of:=[.G9]-1.31" office:value-type="float" office:value="85.19">
            <text:p>85.19</text:p>
          </table:table-cell>
          <table:table-cell table:formula="of:=&quot;(at &quot; &amp;[.J9]&amp;&quot; &quot;&amp;[.K9]&amp;&quot; &quot;&amp;[.H9]&amp;&quot;)&quot;" office:value-type="string" office:string-value="(at 176.88268590218 85.19 30)">
            <text:p>(at 176.88268590218 85.19 30)</text:p>
          </table:table-cell>
        </table:table-row>
        <table:table-row table:style-name="ro3">
          <table:table-cell office:value-type="float" office:value="6">
            <text:p>6</text:p>
          </table:table-cell>
          <table:table-cell/>
          <table:table-cell table:formula="of:=[.$C$2]*([.A10]-1)" office:value-type="float" office:value="75">
            <text:p>75</text:p>
          </table:table-cell>
          <table:table-cell table:formula="of:=ABS([.$B$2]*SIN([.C10]*PI()/180))" office:value-type="float" office:value="26.0799973098048">
            <text:p>26.0799973098</text:p>
          </table:table-cell>
          <table:table-cell table:formula="of:=ABS([.$B$2]*COS([.C10]*PI()/180))" office:value-type="float" office:value="6.98811421776806">
            <text:p>6.9881142178</text:p>
          </table:table-cell>
          <table:table-cell table:formula="of:=[.D10]+150" office:value-type="float" office:value="176.079997309805">
            <text:p>176.0799973098</text:p>
          </table:table-cell>
          <table:table-cell table:formula="of:=100-[.E10]" office:value-type="float" office:value="93.0118857822319">
            <text:p>93.0118857822</text:p>
          </table:table-cell>
          <table:table-cell table:formula="of:=90-[.C10]" office:value-type="float" office:value="15">
            <text:p>15</text:p>
          </table:table-cell>
          <table:table-cell table:formula="of:=&quot;(at &quot; &amp;[.F10]&amp;&quot; &quot;&amp;[.G10]&amp;&quot; &quot;&amp;[.H10]&amp;&quot;)&quot;" office:value-type="string" office:string-value="(at 176.079997309805 93.0118857822319 15)">
            <text:p>(at 176.079997309805 93.0118857822319 15)</text:p>
          </table:table-cell>
          <table:table-cell table:formula="of:=[.F10]+3.5" office:value-type="float" office:value="179.579997309805">
            <text:p>179.5799973098</text:p>
          </table:table-cell>
          <table:table-cell table:formula="of:=[.G10]-1.31" office:value-type="float" office:value="91.7018857822319">
            <text:p>91.7018857822</text:p>
          </table:table-cell>
          <table:table-cell table:formula="of:=&quot;(at &quot; &amp;[.J10]&amp;&quot; &quot;&amp;[.K10]&amp;&quot; &quot;&amp;[.H10]&amp;&quot;)&quot;" office:value-type="string" office:string-value="(at 179.579997309805 91.7018857822319 15)">
            <text:p>(at 179.579997309805 91.7018857822319 15)</text:p>
          </table:table-cell>
        </table:table-row>
        <table:table-row table:style-name="ro3">
          <table:table-cell office:value-type="float" office:value="7">
            <text:p>7</text:p>
          </table:table-cell>
          <table:table-cell/>
          <table:table-cell table:formula="of:=[.$C$2]*([.A11]-1)" office:value-type="float" office:value="90">
            <text:p>90</text:p>
          </table:table-cell>
          <table:table-cell table:formula="of:=ABS([.$B$2]*SIN([.C11]*PI()/180))"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D11]+150" office:value-type="float" office:value="177">
            <text:p>177</text:p>
          </table:table-cell>
          <table:table-cell table:formula="of:=100-[.E11]" office:value-type="float" office:value="100">
            <text:p>100</text:p>
          </table:table-cell>
          <table:table-cell table:formula="of:=90-[.C11]" office:value-type="float" office:value="0">
            <text:p>0</text:p>
          </table:table-cell>
          <table:table-cell table:formula="of:=&quot;(at &quot; &amp;[.F11]&amp;&quot; &quot;&amp;[.G11]&amp;&quot; &quot;&amp;[.H11]&amp;&quot;)&quot;" office:value-type="string" office:string-value="(at 177 100 0)">
            <text:p>(at 177 100 0)</text:p>
          </table:table-cell>
          <table:table-cell table:formula="of:=[.F11]+3.5" office:value-type="float" office:value="180.5">
            <text:p>180.5</text:p>
          </table:table-cell>
          <table:table-cell table:formula="of:=[.G11]-1.31" office:value-type="float" office:value="98.69">
            <text:p>98.69</text:p>
          </table:table-cell>
          <table:table-cell table:formula="of:=&quot;(at &quot; &amp;[.J11]&amp;&quot; &quot;&amp;[.K11]&amp;&quot; &quot;&amp;[.H11]&amp;&quot;)&quot;" office:value-type="string" office:string-value="(at 180.5 98.69 0)">
            <text:p>(at 180.5 98.69 0)</text:p>
          </table:table-cell>
        </table:table-row>
        <table:table-row table:style-name="ro3">
          <table:table-cell office:value-type="float" office:value="8">
            <text:p>8</text:p>
          </table:table-cell>
          <table:table-cell/>
          <table:table-cell table:formula="of:=[.$C$2]*([.A12]-1)" office:value-type="float" office:value="105">
            <text:p>105</text:p>
          </table:table-cell>
          <table:table-cell table:formula="of:=ABS([.$B$2]*SIN([.C12]*PI()/180))" office:value-type="float" office:value="26.0799973098048">
            <text:p>26.0799973098</text:p>
          </table:table-cell>
          <table:table-cell table:formula="of:=-ABS([.$B$2]*COS([.C12]*PI()/180))" office:value-type="float" office:value="-6.98811421776806">
            <text:p>-6.9881142178</text:p>
          </table:table-cell>
          <table:table-cell table:formula="of:=[.D12]+150" office:value-type="float" office:value="176.079997309805">
            <text:p>176.0799973098</text:p>
          </table:table-cell>
          <table:table-cell table:formula="of:=100-[.E12]" office:value-type="float" office:value="106.988114217768">
            <text:p>106.9881142178</text:p>
          </table:table-cell>
          <table:table-cell table:formula="of:=90-[.C12]+360" office:value-type="float" office:value="345">
            <text:p>345</text:p>
          </table:table-cell>
          <table:table-cell table:formula="of:=&quot;(at &quot; &amp;[.F12]&amp;&quot; &quot;&amp;[.G12]&amp;&quot; &quot;&amp;[.H12]&amp;&quot;)&quot;" office:value-type="string" office:string-value="(at 176.079997309805 106.988114217768 345)">
            <text:p>(at 176.079997309805 106.988114217768 345)</text:p>
          </table:table-cell>
          <table:table-cell table:formula="of:=[.F12]+3.5" office:value-type="float" office:value="179.579997309805">
            <text:p>179.5799973098</text:p>
          </table:table-cell>
          <table:table-cell table:formula="of:=[.G12]-1.31" office:value-type="float" office:value="105.678114217768">
            <text:p>105.6781142178</text:p>
          </table:table-cell>
          <table:table-cell table:formula="of:=&quot;(at &quot; &amp;[.J12]&amp;&quot; &quot;&amp;[.K12]&amp;&quot; &quot;&amp;[.H12]&amp;&quot;)&quot;" office:value-type="string" office:string-value="(at 179.579997309805 105.678114217768 345)">
            <text:p>(at 179.579997309805 105.678114217768 345)</text:p>
          </table:table-cell>
        </table:table-row>
        <table:table-row table:style-name="ro3">
          <table:table-cell office:value-type="float" office:value="9">
            <text:p>9</text:p>
          </table:table-cell>
          <table:table-cell/>
          <table:table-cell table:formula="of:=[.$C$2]*([.A13]-1)" office:value-type="float" office:value="120">
            <text:p>120</text:p>
          </table:table-cell>
          <table:table-cell table:formula="of:=ABS([.$B$2]*SIN([.C13]*PI()/180))" office:value-type="float" office:value="23.3826859021798">
            <text:p>23.3826859022</text:p>
          </table:table-cell>
          <table:table-cell table:formula="of:=-ABS([.$B$2]*COS([.C13]*PI()/180))" office:value-type="float" office:value="-13.5">
            <text:p>-13.5</text:p>
          </table:table-cell>
          <table:table-cell table:formula="of:=[.D13]+150" office:value-type="float" office:value="173.38268590218">
            <text:p>173.3826859022</text:p>
          </table:table-cell>
          <table:table-cell table:formula="of:=100-[.E13]" office:value-type="float" office:value="113.5">
            <text:p>113.5</text:p>
          </table:table-cell>
          <table:table-cell table:formula="of:=90-[.C13]+360" office:value-type="float" office:value="330">
            <text:p>330</text:p>
          </table:table-cell>
          <table:table-cell table:formula="of:=&quot;(at &quot; &amp;[.F13]&amp;&quot; &quot;&amp;[.G13]&amp;&quot; &quot;&amp;[.H13]&amp;&quot;)&quot;" office:value-type="string" office:string-value="(at 173.38268590218 113.5 330)">
            <text:p>(at 173.38268590218 113.5 330)</text:p>
          </table:table-cell>
          <table:table-cell table:formula="of:=[.F13]+3.5" office:value-type="float" office:value="176.88268590218">
            <text:p>176.8826859022</text:p>
          </table:table-cell>
          <table:table-cell table:formula="of:=[.G13]-1.31" office:value-type="float" office:value="112.19">
            <text:p>112.19</text:p>
          </table:table-cell>
          <table:table-cell table:formula="of:=&quot;(at &quot; &amp;[.J13]&amp;&quot; &quot;&amp;[.K13]&amp;&quot; &quot;&amp;[.H13]&amp;&quot;)&quot;" office:value-type="string" office:string-value="(at 176.88268590218 112.19 330)">
            <text:p>(at 176.88268590218 112.19 330)</text:p>
          </table:table-cell>
        </table:table-row>
        <table:table-row table:style-name="ro3">
          <table:table-cell office:value-type="float" office:value="10">
            <text:p>10</text:p>
          </table:table-cell>
          <table:table-cell/>
          <table:table-cell table:formula="of:=[.$C$2]*([.A14]-1)" office:value-type="float" office:value="135">
            <text:p>135</text:p>
          </table:table-cell>
          <table:table-cell table:formula="of:=ABS([.$B$2]*SIN([.C14]*PI()/180))" office:value-type="float" office:value="19.0918830920368">
            <text:p>19.091883092</text:p>
          </table:table-cell>
          <table:table-cell table:formula="of:=-ABS([.$B$2]*COS([.C14]*PI()/180))" office:value-type="float" office:value="-19.0918830920368">
            <text:p>-19.091883092</text:p>
          </table:table-cell>
          <table:table-cell table:formula="of:=[.D14]+150" office:value-type="float" office:value="169.091883092037">
            <text:p>169.091883092</text:p>
          </table:table-cell>
          <table:table-cell table:formula="of:=100-[.E14]" office:value-type="float" office:value="119.091883092037">
            <text:p>119.091883092</text:p>
          </table:table-cell>
          <table:table-cell table:formula="of:=90-[.C14]+360" office:value-type="float" office:value="315">
            <text:p>315</text:p>
          </table:table-cell>
          <table:table-cell table:formula="of:=&quot;(at &quot; &amp;[.F14]&amp;&quot; &quot;&amp;[.G14]&amp;&quot; &quot;&amp;[.H14]&amp;&quot;)&quot;" office:value-type="string" office:string-value="(at 169.091883092037 119.091883092037 315)">
            <text:p>(at 169.091883092037 119.091883092037 315)</text:p>
          </table:table-cell>
          <table:table-cell table:formula="of:=[.F14]+3.5" office:value-type="float" office:value="172.591883092037">
            <text:p>172.591883092</text:p>
          </table:table-cell>
          <table:table-cell table:formula="of:=[.G14]-1.31" office:value-type="float" office:value="117.781883092037">
            <text:p>117.781883092</text:p>
          </table:table-cell>
          <table:table-cell table:formula="of:=&quot;(at &quot; &amp;[.J14]&amp;&quot; &quot;&amp;[.K14]&amp;&quot; &quot;&amp;[.H14]&amp;&quot;)&quot;" office:value-type="string" office:string-value="(at 172.591883092037 117.781883092037 315)">
            <text:p>(at 172.591883092037 117.781883092037 315)</text:p>
          </table:table-cell>
        </table:table-row>
        <table:table-row table:style-name="ro3">
          <table:table-cell office:value-type="float" office:value="11">
            <text:p>11</text:p>
          </table:table-cell>
          <table:table-cell/>
          <table:table-cell table:formula="of:=[.$C$2]*([.A15]-1)" office:value-type="float" office:value="150">
            <text:p>150</text:p>
          </table:table-cell>
          <table:table-cell table:formula="of:=ABS([.$B$2]*SIN([.C15]*PI()/180))" office:value-type="float" office:value="13.5">
            <text:p>13.5</text:p>
          </table:table-cell>
          <table:table-cell table:formula="of:=-ABS([.$B$2]*COS([.C15]*PI()/180))" office:value-type="float" office:value="-23.3826859021798">
            <text:p>-23.3826859022</text:p>
          </table:table-cell>
          <table:table-cell table:formula="of:=[.D15]+150" office:value-type="float" office:value="163.5">
            <text:p>163.5</text:p>
          </table:table-cell>
          <table:table-cell table:formula="of:=100-[.E15]" office:value-type="float" office:value="123.38268590218">
            <text:p>123.3826859022</text:p>
          </table:table-cell>
          <table:table-cell table:formula="of:=90-[.C15]+360" office:value-type="float" office:value="300">
            <text:p>300</text:p>
          </table:table-cell>
          <table:table-cell table:formula="of:=&quot;(at &quot; &amp;[.F15]&amp;&quot; &quot;&amp;[.G15]&amp;&quot; &quot;&amp;[.H15]&amp;&quot;)&quot;" office:value-type="string" office:string-value="(at 163.5 123.38268590218 300)">
            <text:p>(at 163.5 123.38268590218 300)</text:p>
          </table:table-cell>
          <table:table-cell table:formula="of:=[.F15]+3.5" office:value-type="float" office:value="167">
            <text:p>167</text:p>
          </table:table-cell>
          <table:table-cell table:formula="of:=[.G15]-1.31" office:value-type="float" office:value="122.07268590218">
            <text:p>122.0726859022</text:p>
          </table:table-cell>
          <table:table-cell table:formula="of:=&quot;(at &quot; &amp;[.J15]&amp;&quot; &quot;&amp;[.K15]&amp;&quot; &quot;&amp;[.H15]&amp;&quot;)&quot;" office:value-type="string" office:string-value="(at 167 122.07268590218 300)">
            <text:p>(at 167 122.07268590218 300)</text:p>
          </table:table-cell>
        </table:table-row>
        <table:table-row table:style-name="ro3">
          <table:table-cell office:value-type="float" office:value="12">
            <text:p>12</text:p>
          </table:table-cell>
          <table:table-cell/>
          <table:table-cell table:formula="of:=[.$C$2]*([.A16]-1)" office:value-type="float" office:value="165">
            <text:p>165</text:p>
          </table:table-cell>
          <table:table-cell table:formula="of:=ABS([.$B$2]*SIN([.C16]*PI()/180))" office:value-type="float" office:value="6.98811421776807">
            <text:p>6.9881142178</text:p>
          </table:table-cell>
          <table:table-cell table:formula="of:=-ABS([.$B$2]*COS([.C16]*PI()/180))" office:value-type="float" office:value="-26.0799973098048">
            <text:p>-26.0799973098</text:p>
          </table:table-cell>
          <table:table-cell table:formula="of:=[.D16]+150" office:value-type="float" office:value="156.988114217768">
            <text:p>156.9881142178</text:p>
          </table:table-cell>
          <table:table-cell table:formula="of:=100-[.E16]" office:value-type="float" office:value="126.079997309805">
            <text:p>126.0799973098</text:p>
          </table:table-cell>
          <table:table-cell table:formula="of:=90-[.C16]+360" office:value-type="float" office:value="285">
            <text:p>285</text:p>
          </table:table-cell>
          <table:table-cell table:formula="of:=&quot;(at &quot; &amp;[.F16]&amp;&quot; &quot;&amp;[.G16]&amp;&quot; &quot;&amp;[.H16]&amp;&quot;)&quot;" office:value-type="string" office:string-value="(at 156.988114217768 126.079997309805 285)">
            <text:p>(at 156.988114217768 126.079997309805 285)</text:p>
          </table:table-cell>
          <table:table-cell table:formula="of:=[.F16]+3.5" office:value-type="float" office:value="160.488114217768">
            <text:p>160.4881142178</text:p>
          </table:table-cell>
          <table:table-cell table:formula="of:=[.G16]-1.31" office:value-type="float" office:value="124.769997309805">
            <text:p>124.7699973098</text:p>
          </table:table-cell>
          <table:table-cell table:formula="of:=&quot;(at &quot; &amp;[.J16]&amp;&quot; &quot;&amp;[.K16]&amp;&quot; &quot;&amp;[.H16]&amp;&quot;)&quot;" office:value-type="string" office:string-value="(at 160.488114217768 124.769997309805 285)">
            <text:p>(at 160.488114217768 124.769997309805 285)</text:p>
          </table:table-cell>
        </table:table-row>
        <table:table-row table:style-name="ro3">
          <table:table-cell office:value-type="float" office:value="13">
            <text:p>13</text:p>
          </table:table-cell>
          <table:table-cell/>
          <table:table-cell table:formula="of:=[.$C$2]*([.A17]-1)" office:value-type="float" office:value="180">
            <text:p>180</text:p>
          </table:table-cell>
          <table:table-cell office:value-type="float" office:value="0">
            <text:p>0</text:p>
          </table:table-cell>
          <table:table-cell table:formula="of:=-ABS([.$B$2]*COS([.C17]*PI()/180))" office:value-type="float" office:value="-27">
            <text:p>-27</text:p>
          </table:table-cell>
          <table:table-cell table:formula="of:=[.D17]+150" office:value-type="float" office:value="150">
            <text:p>150</text:p>
          </table:table-cell>
          <table:table-cell table:formula="of:=100-[.E17]" office:value-type="float" office:value="127">
            <text:p>127</text:p>
          </table:table-cell>
          <table:table-cell table:formula="of:=90-[.C17]+360" office:value-type="float" office:value="270">
            <text:p>270</text:p>
          </table:table-cell>
          <table:table-cell table:formula="of:=&quot;(at &quot; &amp;[.F17]&amp;&quot; &quot;&amp;[.G17]&amp;&quot; &quot;&amp;[.H17]&amp;&quot;)&quot;" office:value-type="string" office:string-value="(at 150 127 270)">
            <text:p>(at 150 127 270)</text:p>
          </table:table-cell>
          <table:table-cell table:formula="of:=[.F17]+3.5" office:value-type="float" office:value="153.5">
            <text:p>153.5</text:p>
          </table:table-cell>
          <table:table-cell table:formula="of:=[.G17]-1.31" office:value-type="float" office:value="125.69">
            <text:p>125.69</text:p>
          </table:table-cell>
          <table:table-cell table:formula="of:=&quot;(at &quot; &amp;[.J17]&amp;&quot; &quot;&amp;[.K17]&amp;&quot; &quot;&amp;[.H17]&amp;&quot;)&quot;" office:value-type="string" office:string-value="(at 153.5 125.69 270)">
            <text:p>(at 153.5 125.69 270)</text:p>
          </table:table-cell>
        </table:table-row>
        <table:table-row table:style-name="ro3">
          <table:table-cell office:value-type="float" office:value="14">
            <text:p>14</text:p>
          </table:table-cell>
          <table:table-cell/>
          <table:table-cell table:formula="of:=[.$C$2]*([.A18]-1)" office:value-type="float" office:value="195">
            <text:p>195</text:p>
          </table:table-cell>
          <table:table-cell table:formula="of:=-ABS([.$B$2]*SIN([.C18]*PI()/180))" office:value-type="float" office:value="-6.98811421776805">
            <text:p>-6.9881142178</text:p>
          </table:table-cell>
          <table:table-cell table:formula="of:=-ABS([.$B$2]*COS([.C18]*PI()/180))" office:value-type="float" office:value="-26.0799973098048">
            <text:p>-26.0799973098</text:p>
          </table:table-cell>
          <table:table-cell table:formula="of:=[.D18]+150" office:value-type="float" office:value="143.011885782232">
            <text:p>143.0118857822</text:p>
          </table:table-cell>
          <table:table-cell table:formula="of:=100-[.E18]" office:value-type="float" office:value="126.079997309805">
            <text:p>126.0799973098</text:p>
          </table:table-cell>
          <table:table-cell table:formula="of:=90-[.C18]+360" office:value-type="float" office:value="255">
            <text:p>255</text:p>
          </table:table-cell>
          <table:table-cell table:formula="of:=&quot;(at &quot; &amp;[.F18]&amp;&quot; &quot;&amp;[.G18]&amp;&quot; &quot;&amp;[.H18]&amp;&quot;)&quot;" office:value-type="string" office:string-value="(at 143.011885782232 126.079997309805 255)">
            <text:p>(at 143.011885782232 126.079997309805 255)</text:p>
          </table:table-cell>
          <table:table-cell table:formula="of:=[.F18]+3.5" office:value-type="float" office:value="146.511885782232">
            <text:p>146.5118857822</text:p>
          </table:table-cell>
          <table:table-cell table:formula="of:=[.G18]-1.31" office:value-type="float" office:value="124.769997309805">
            <text:p>124.7699973098</text:p>
          </table:table-cell>
          <table:table-cell table:formula="of:=&quot;(at &quot; &amp;[.J18]&amp;&quot; &quot;&amp;[.K18]&amp;&quot; &quot;&amp;[.H18]&amp;&quot;)&quot;" office:value-type="string" office:string-value="(at 146.511885782232 124.769997309805 255)">
            <text:p>(at 146.511885782232 124.769997309805 255)</text:p>
          </table:table-cell>
        </table:table-row>
        <table:table-row table:style-name="ro3">
          <table:table-cell office:value-type="float" office:value="15">
            <text:p>15</text:p>
          </table:table-cell>
          <table:table-cell/>
          <table:table-cell table:formula="of:=[.$C$2]*([.A19]-1)" office:value-type="float" office:value="210">
            <text:p>210</text:p>
          </table:table-cell>
          <table:table-cell table:formula="of:=-ABS([.$B$2]*SIN([.C19]*PI()/180))" office:value-type="float" office:value="-13.5">
            <text:p>-13.5</text:p>
          </table:table-cell>
          <table:table-cell table:formula="of:=-ABS([.$B$2]*COS([.C19]*PI()/180))" office:value-type="float" office:value="-23.3826859021798">
            <text:p>-23.3826859022</text:p>
          </table:table-cell>
          <table:table-cell table:formula="of:=[.D19]+150" office:value-type="float" office:value="136.5">
            <text:p>136.5</text:p>
          </table:table-cell>
          <table:table-cell table:formula="of:=100-[.E19]" office:value-type="float" office:value="123.38268590218">
            <text:p>123.3826859022</text:p>
          </table:table-cell>
          <table:table-cell table:formula="of:=90-[.C19]+360" office:value-type="float" office:value="240">
            <text:p>240</text:p>
          </table:table-cell>
          <table:table-cell table:formula="of:=&quot;(at &quot; &amp;[.F19]&amp;&quot; &quot;&amp;[.G19]&amp;&quot; &quot;&amp;[.H19]&amp;&quot;)&quot;" office:value-type="string" office:string-value="(at 136.5 123.38268590218 240)">
            <text:p>(at 136.5 123.38268590218 240)</text:p>
          </table:table-cell>
          <table:table-cell table:formula="of:=[.F19]+3.5" office:value-type="float" office:value="140">
            <text:p>140</text:p>
          </table:table-cell>
          <table:table-cell table:formula="of:=[.G19]-1.31" office:value-type="float" office:value="122.07268590218">
            <text:p>122.0726859022</text:p>
          </table:table-cell>
          <table:table-cell table:formula="of:=&quot;(at &quot; &amp;[.J19]&amp;&quot; &quot;&amp;[.K19]&amp;&quot; &quot;&amp;[.H19]&amp;&quot;)&quot;" office:value-type="string" office:string-value="(at 140 122.07268590218 240)">
            <text:p>(at 140 122.07268590218 240)</text:p>
          </table:table-cell>
        </table:table-row>
        <table:table-row table:style-name="ro3">
          <table:table-cell office:value-type="float" office:value="16">
            <text:p>16</text:p>
          </table:table-cell>
          <table:table-cell/>
          <table:table-cell table:formula="of:=[.$C$2]*([.A20]-1)" office:value-type="float" office:value="225">
            <text:p>225</text:p>
          </table:table-cell>
          <table:table-cell table:formula="of:=-ABS([.$B$2]*SIN([.C20]*PI()/180))" office:value-type="float" office:value="-19.0918830920368">
            <text:p>-19.091883092</text:p>
          </table:table-cell>
          <table:table-cell table:formula="of:=-ABS([.$B$2]*COS([.C20]*PI()/180))" office:value-type="float" office:value="-19.0918830920368">
            <text:p>-19.091883092</text:p>
          </table:table-cell>
          <table:table-cell table:formula="of:=[.D20]+150" office:value-type="float" office:value="130.908116907963">
            <text:p>130.908116908</text:p>
          </table:table-cell>
          <table:table-cell table:formula="of:=100-[.E20]" office:value-type="float" office:value="119.091883092037">
            <text:p>119.091883092</text:p>
          </table:table-cell>
          <table:table-cell table:formula="of:=90-[.C20]+360" office:value-type="float" office:value="225">
            <text:p>225</text:p>
          </table:table-cell>
          <table:table-cell table:formula="of:=&quot;(at &quot; &amp;[.F20]&amp;&quot; &quot;&amp;[.G20]&amp;&quot; &quot;&amp;[.H20]&amp;&quot;)&quot;" office:value-type="string" office:string-value="(at 130.908116907963 119.091883092037 225)">
            <text:p>(at 130.908116907963 119.091883092037 225)</text:p>
          </table:table-cell>
          <table:table-cell table:formula="of:=[.F20]+3.5" office:value-type="float" office:value="134.408116907963">
            <text:p>134.408116908</text:p>
          </table:table-cell>
          <table:table-cell table:formula="of:=[.G20]-1.31" office:value-type="float" office:value="117.781883092037">
            <text:p>117.781883092</text:p>
          </table:table-cell>
          <table:table-cell table:formula="of:=&quot;(at &quot; &amp;[.J20]&amp;&quot; &quot;&amp;[.K20]&amp;&quot; &quot;&amp;[.H20]&amp;&quot;)&quot;" office:value-type="string" office:string-value="(at 134.408116907963 117.781883092037 225)">
            <text:p>(at 134.408116907963 117.781883092037 225)</text:p>
          </table:table-cell>
        </table:table-row>
        <table:table-row table:style-name="ro3">
          <table:table-cell office:value-type="float" office:value="17">
            <text:p>17</text:p>
          </table:table-cell>
          <table:table-cell/>
          <table:table-cell table:formula="of:=[.$C$2]*([.A21]-1)" office:value-type="float" office:value="240">
            <text:p>240</text:p>
          </table:table-cell>
          <table:table-cell table:formula="of:=-ABS([.$B$2]*SIN([.C21]*PI()/180))" office:value-type="float" office:value="-23.3826859021798">
            <text:p>-23.3826859022</text:p>
          </table:table-cell>
          <table:table-cell table:formula="of:=-ABS([.$B$2]*COS([.C21]*PI()/180))" office:value-type="float" office:value="-13.5">
            <text:p>-13.5</text:p>
          </table:table-cell>
          <table:table-cell table:formula="of:=[.D21]+150" office:value-type="float" office:value="126.61731409782">
            <text:p>126.6173140978</text:p>
          </table:table-cell>
          <table:table-cell table:formula="of:=100-[.E21]" office:value-type="float" office:value="113.5">
            <text:p>113.5</text:p>
          </table:table-cell>
          <table:table-cell table:formula="of:=90-[.C21]+360" office:value-type="float" office:value="210">
            <text:p>210</text:p>
          </table:table-cell>
          <table:table-cell table:formula="of:=&quot;(at &quot; &amp;[.F21]&amp;&quot; &quot;&amp;[.G21]&amp;&quot; &quot;&amp;[.H21]&amp;&quot;)&quot;" office:value-type="string" office:string-value="(at 126.61731409782 113.5 210)">
            <text:p>(at 126.61731409782 113.5 210)</text:p>
          </table:table-cell>
          <table:table-cell table:formula="of:=[.F21]+3.5" office:value-type="float" office:value="130.11731409782">
            <text:p>130.1173140978</text:p>
          </table:table-cell>
          <table:table-cell table:formula="of:=[.G21]-1.31" office:value-type="float" office:value="112.19">
            <text:p>112.19</text:p>
          </table:table-cell>
          <table:table-cell table:formula="of:=&quot;(at &quot; &amp;[.J21]&amp;&quot; &quot;&amp;[.K21]&amp;&quot; &quot;&amp;[.H21]&amp;&quot;)&quot;" office:value-type="string" office:string-value="(at 130.11731409782 112.19 210)">
            <text:p>(at 130.11731409782 112.19 210)</text:p>
          </table:table-cell>
        </table:table-row>
        <table:table-row table:style-name="ro3">
          <table:table-cell office:value-type="float" office:value="18">
            <text:p>18</text:p>
          </table:table-cell>
          <table:table-cell/>
          <table:table-cell table:formula="of:=[.$C$2]*([.A22]-1)" office:value-type="float" office:value="255">
            <text:p>255</text:p>
          </table:table-cell>
          <table:table-cell table:formula="of:=-ABS([.$B$2]*SIN([.C22]*PI()/180))" office:value-type="float" office:value="-26.0799973098048">
            <text:p>-26.0799973098</text:p>
          </table:table-cell>
          <table:table-cell table:formula="of:=-ABS([.$B$2]*COS([.C22]*PI()/180))" office:value-type="float" office:value="-6.98811421776806">
            <text:p>-6.9881142178</text:p>
          </table:table-cell>
          <table:table-cell table:formula="of:=[.D22]+150" office:value-type="float" office:value="123.920002690195">
            <text:p>123.9200026902</text:p>
          </table:table-cell>
          <table:table-cell table:formula="of:=100-[.E22]" office:value-type="float" office:value="106.988114217768">
            <text:p>106.9881142178</text:p>
          </table:table-cell>
          <table:table-cell table:formula="of:=90-[.C22]+360" office:value-type="float" office:value="195">
            <text:p>195</text:p>
          </table:table-cell>
          <table:table-cell table:formula="of:=&quot;(at &quot; &amp;[.F22]&amp;&quot; &quot;&amp;[.G22]&amp;&quot; &quot;&amp;[.H22]&amp;&quot;)&quot;" office:value-type="string" office:string-value="(at 123.920002690195 106.988114217768 195)">
            <text:p>(at 123.920002690195 106.988114217768 195)</text:p>
          </table:table-cell>
          <table:table-cell table:formula="of:=[.F22]+3.5" office:value-type="float" office:value="127.420002690195">
            <text:p>127.4200026902</text:p>
          </table:table-cell>
          <table:table-cell table:formula="of:=[.G22]-1.31" office:value-type="float" office:value="105.678114217768">
            <text:p>105.6781142178</text:p>
          </table:table-cell>
          <table:table-cell table:formula="of:=&quot;(at &quot; &amp;[.J22]&amp;&quot; &quot;&amp;[.K22]&amp;&quot; &quot;&amp;[.H22]&amp;&quot;)&quot;" office:value-type="string" office:string-value="(at 127.420002690195 105.678114217768 195)">
            <text:p>(at 127.420002690195 105.678114217768 195)</text:p>
          </table:table-cell>
        </table:table-row>
        <table:table-row table:style-name="ro3">
          <table:table-cell office:value-type="float" office:value="19">
            <text:p>19</text:p>
          </table:table-cell>
          <table:table-cell/>
          <table:table-cell table:formula="of:=[.$C$2]*([.A23]-1)" office:value-type="float" office:value="270">
            <text:p>270</text:p>
          </table:table-cell>
          <table:table-cell table:formula="of:=-ABS([.$B$2]*SIN([.C23]*PI()/180))" office:value-type="float" office:value="-27">
            <text:p>-27</text:p>
          </table:table-cell>
          <table:table-cell office:value-type="float" office:value="0">
            <text:p>0</text:p>
          </table:table-cell>
          <table:table-cell table:formula="of:=[.D23]+150" office:value-type="float" office:value="123">
            <text:p>123</text:p>
          </table:table-cell>
          <table:table-cell table:formula="of:=100-[.E23]" office:value-type="float" office:value="100">
            <text:p>100</text:p>
          </table:table-cell>
          <table:table-cell table:formula="of:=90-[.C23]+360" office:value-type="float" office:value="180">
            <text:p>180</text:p>
          </table:table-cell>
          <table:table-cell table:formula="of:=&quot;(at &quot; &amp;[.F23]&amp;&quot; &quot;&amp;[.G23]&amp;&quot; &quot;&amp;[.H23]&amp;&quot;)&quot;" office:value-type="string" office:string-value="(at 123 100 180)">
            <text:p>(at 123 100 180)</text:p>
          </table:table-cell>
          <table:table-cell table:formula="of:=[.F23]+3.5" office:value-type="float" office:value="126.5">
            <text:p>126.5</text:p>
          </table:table-cell>
          <table:table-cell table:formula="of:=[.G23]-1.31" office:value-type="float" office:value="98.69">
            <text:p>98.69</text:p>
          </table:table-cell>
          <table:table-cell table:formula="of:=&quot;(at &quot; &amp;[.J23]&amp;&quot; &quot;&amp;[.K23]&amp;&quot; &quot;&amp;[.H23]&amp;&quot;)&quot;" office:value-type="string" office:string-value="(at 126.5 98.69 180)">
            <text:p>(at 126.5 98.69 180)</text:p>
          </table:table-cell>
        </table:table-row>
        <table:table-row table:style-name="ro3">
          <table:table-cell office:value-type="float" office:value="20">
            <text:p>20</text:p>
          </table:table-cell>
          <table:table-cell/>
          <table:table-cell table:formula="of:=[.$C$2]*([.A24]-1)" office:value-type="float" office:value="285">
            <text:p>285</text:p>
          </table:table-cell>
          <table:table-cell table:formula="of:=-ABS([.$B$2]*SIN([.C24]*PI()/180))" office:value-type="float" office:value="-26.0799973098048">
            <text:p>-26.0799973098</text:p>
          </table:table-cell>
          <table:table-cell table:formula="of:=ABS([.$B$2]*COS([.C24]*PI()/180))" office:value-type="float" office:value="6.98811421776807">
            <text:p>6.9881142178</text:p>
          </table:table-cell>
          <table:table-cell table:formula="of:=[.D24]+150" office:value-type="float" office:value="123.920002690195">
            <text:p>123.9200026902</text:p>
          </table:table-cell>
          <table:table-cell table:formula="of:=100-[.E24]" office:value-type="float" office:value="93.0118857822319">
            <text:p>93.0118857822</text:p>
          </table:table-cell>
          <table:table-cell table:formula="of:=90-[.C24]+360" office:value-type="float" office:value="165">
            <text:p>165</text:p>
          </table:table-cell>
          <table:table-cell table:formula="of:=&quot;(at &quot; &amp;[.F24]&amp;&quot; &quot;&amp;[.G24]&amp;&quot; &quot;&amp;[.H24]&amp;&quot;)&quot;" office:value-type="string" office:string-value="(at 123.920002690195 93.0118857822319 165)">
            <text:p>(at 123.920002690195 93.0118857822319 165)</text:p>
          </table:table-cell>
          <table:table-cell table:formula="of:=[.F24]+3.5" office:value-type="float" office:value="127.420002690195">
            <text:p>127.4200026902</text:p>
          </table:table-cell>
          <table:table-cell table:formula="of:=[.G24]-1.31" office:value-type="float" office:value="91.7018857822319">
            <text:p>91.7018857822</text:p>
          </table:table-cell>
          <table:table-cell table:formula="of:=&quot;(at &quot; &amp;[.J24]&amp;&quot; &quot;&amp;[.K24]&amp;&quot; &quot;&amp;[.H24]&amp;&quot;)&quot;" office:value-type="string" office:string-value="(at 127.420002690195 91.7018857822319 165)">
            <text:p>(at 127.420002690195 91.7018857822319 165)</text:p>
          </table:table-cell>
        </table:table-row>
        <table:table-row table:style-name="ro3">
          <table:table-cell office:value-type="float" office:value="21">
            <text:p>21</text:p>
          </table:table-cell>
          <table:table-cell/>
          <table:table-cell table:formula="of:=[.$C$2]*([.A25]-1)" office:value-type="float" office:value="300">
            <text:p>300</text:p>
          </table:table-cell>
          <table:table-cell table:formula="of:=-ABS([.$B$2]*SIN([.C25]*PI()/180))" office:value-type="float" office:value="-23.3826859021798">
            <text:p>-23.3826859022</text:p>
          </table:table-cell>
          <table:table-cell table:formula="of:=ABS([.$B$2]*COS([.C25]*PI()/180))" office:value-type="float" office:value="13.5">
            <text:p>13.5</text:p>
          </table:table-cell>
          <table:table-cell table:formula="of:=[.D25]+150" office:value-type="float" office:value="126.61731409782">
            <text:p>126.6173140978</text:p>
          </table:table-cell>
          <table:table-cell table:formula="of:=100-[.E25]" office:value-type="float" office:value="86.5">
            <text:p>86.5</text:p>
          </table:table-cell>
          <table:table-cell table:formula="of:=90-[.C25]+360" office:value-type="float" office:value="150">
            <text:p>150</text:p>
          </table:table-cell>
          <table:table-cell table:formula="of:=&quot;(at &quot; &amp;[.F25]&amp;&quot; &quot;&amp;[.G25]&amp;&quot; &quot;&amp;[.H25]&amp;&quot;)&quot;" office:value-type="string" office:string-value="(at 126.61731409782 86.5 150)">
            <text:p>(at 126.61731409782 86.5 150)</text:p>
          </table:table-cell>
          <table:table-cell table:formula="of:=[.F25]+3.5" office:value-type="float" office:value="130.11731409782">
            <text:p>130.1173140978</text:p>
          </table:table-cell>
          <table:table-cell table:formula="of:=[.G25]-1.31" office:value-type="float" office:value="85.19">
            <text:p>85.19</text:p>
          </table:table-cell>
          <table:table-cell table:formula="of:=&quot;(at &quot; &amp;[.J25]&amp;&quot; &quot;&amp;[.K25]&amp;&quot; &quot;&amp;[.H25]&amp;&quot;)&quot;" office:value-type="string" office:string-value="(at 130.11731409782 85.19 150)">
            <text:p>(at 130.11731409782 85.19 150)</text:p>
          </table:table-cell>
        </table:table-row>
        <table:table-row table:style-name="ro3">
          <table:table-cell office:value-type="float" office:value="22">
            <text:p>22</text:p>
          </table:table-cell>
          <table:table-cell/>
          <table:table-cell table:formula="of:=[.$C$2]*([.A26]-1)" office:value-type="float" office:value="315">
            <text:p>315</text:p>
          </table:table-cell>
          <table:table-cell table:formula="of:=-ABS([.$B$2]*SIN([.C26]*PI()/180))" office:value-type="float" office:value="-19.0918830920368">
            <text:p>-19.091883092</text:p>
          </table:table-cell>
          <table:table-cell table:formula="of:=ABS([.$B$2]*COS([.C26]*PI()/180))" office:value-type="float" office:value="19.0918830920368">
            <text:p>19.091883092</text:p>
          </table:table-cell>
          <table:table-cell table:formula="of:=[.D26]+150" office:value-type="float" office:value="130.908116907963">
            <text:p>130.908116908</text:p>
          </table:table-cell>
          <table:table-cell table:formula="of:=100-[.E26]" office:value-type="float" office:value="80.9081169079632">
            <text:p>80.908116908</text:p>
          </table:table-cell>
          <table:table-cell table:formula="of:=90-[.C26]+360" office:value-type="float" office:value="135">
            <text:p>135</text:p>
          </table:table-cell>
          <table:table-cell table:formula="of:=&quot;(at &quot; &amp;[.F26]&amp;&quot; &quot;&amp;[.G26]&amp;&quot; &quot;&amp;[.H26]&amp;&quot;)&quot;" office:value-type="string" office:string-value="(at 130.908116907963 80.9081169079632 135)">
            <text:p>(at 130.908116907963 80.9081169079632 135)</text:p>
          </table:table-cell>
          <table:table-cell table:formula="of:=[.F26]+3.5" office:value-type="float" office:value="134.408116907963">
            <text:p>134.408116908</text:p>
          </table:table-cell>
          <table:table-cell table:formula="of:=[.G26]-1.31" office:value-type="float" office:value="79.5981169079632">
            <text:p>79.598116908</text:p>
          </table:table-cell>
          <table:table-cell table:formula="of:=&quot;(at &quot; &amp;[.J26]&amp;&quot; &quot;&amp;[.K26]&amp;&quot; &quot;&amp;[.H26]&amp;&quot;)&quot;" office:value-type="string" office:string-value="(at 134.408116907963 79.5981169079632 135)">
            <text:p>(at 134.408116907963 79.5981169079632 135)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table:formula="of:=[.$C$2]*([.A27]-1)" office:value-type="float" office:value="330">
            <text:p>330</text:p>
          </table:table-cell>
          <table:table-cell table:formula="of:=-ABS([.$B$2]*SIN([.C27]*PI()/180))" office:value-type="float" office:value="-13.5">
            <text:p>-13.5</text:p>
          </table:table-cell>
          <table:table-cell table:formula="of:=ABS([.$B$2]*COS([.C27]*PI()/180))" office:value-type="float" office:value="23.3826859021798">
            <text:p>23.3826859022</text:p>
          </table:table-cell>
          <table:table-cell table:formula="of:=[.D27]+150" office:value-type="float" office:value="136.5">
            <text:p>136.5</text:p>
          </table:table-cell>
          <table:table-cell table:formula="of:=100-[.E27]" office:value-type="float" office:value="76.6173140978202">
            <text:p>76.6173140978</text:p>
          </table:table-cell>
          <table:table-cell table:formula="of:=90-[.C27]+360" office:value-type="float" office:value="120">
            <text:p>120</text:p>
          </table:table-cell>
          <table:table-cell table:formula="of:=&quot;(at &quot; &amp;[.F27]&amp;&quot; &quot;&amp;[.G27]&amp;&quot; &quot;&amp;[.H27]&amp;&quot;)&quot;" office:value-type="string" office:string-value="(at 136.5 76.6173140978202 120)">
            <text:p>(at 136.5 76.6173140978202 120)</text:p>
          </table:table-cell>
          <table:table-cell table:formula="of:=[.F27]+3.5" office:value-type="float" office:value="140">
            <text:p>140</text:p>
          </table:table-cell>
          <table:table-cell table:formula="of:=[.G27]-1.31" office:value-type="float" office:value="75.3073140978202">
            <text:p>75.3073140978</text:p>
          </table:table-cell>
          <table:table-cell table:formula="of:=&quot;(at &quot; &amp;[.J27]&amp;&quot; &quot;&amp;[.K27]&amp;&quot; &quot;&amp;[.H27]&amp;&quot;)&quot;" office:value-type="string" office:string-value="(at 140 75.3073140978202 120)">
            <text:p>(at 140 75.3073140978202 120)</text:p>
          </table:table-cell>
        </table:table-row>
        <table:table-row table:style-name="ro3">
          <table:table-cell office:value-type="float" office:value="24">
            <text:p>24</text:p>
          </table:table-cell>
          <table:table-cell/>
          <table:table-cell table:formula="of:=[.$C$2]*([.A28]-1)" office:value-type="float" office:value="345">
            <text:p>345</text:p>
          </table:table-cell>
          <table:table-cell table:formula="of:=-ABS([.$B$2]*SIN([.C28]*PI()/180))" office:value-type="float" office:value="-6.98811421776806">
            <text:p>-6.9881142178</text:p>
          </table:table-cell>
          <table:table-cell table:formula="of:=ABS([.$B$2]*COS([.C28]*PI()/180))" office:value-type="float" office:value="26.0799973098048">
            <text:p>26.0799973098</text:p>
          </table:table-cell>
          <table:table-cell table:formula="of:=[.D28]+150" office:value-type="float" office:value="143.011885782232">
            <text:p>143.0118857822</text:p>
          </table:table-cell>
          <table:table-cell table:formula="of:=100-[.E28]" office:value-type="float" office:value="73.9200026901952">
            <text:p>73.9200026902</text:p>
          </table:table-cell>
          <table:table-cell table:formula="of:=90-[.C28]+360" office:value-type="float" office:value="105">
            <text:p>105</text:p>
          </table:table-cell>
          <table:table-cell table:formula="of:=&quot;(at &quot; &amp;[.F28]&amp;&quot; &quot;&amp;[.G28]&amp;&quot; &quot;&amp;[.H28]&amp;&quot;)&quot;" office:value-type="string" office:string-value="(at 143.011885782232 73.9200026901952 105)">
            <text:p>(at 143.011885782232 73.9200026901952 105)</text:p>
          </table:table-cell>
          <table:table-cell table:formula="of:=[.F28]+3.5" office:value-type="float" office:value="146.511885782232">
            <text:p>146.5118857822</text:p>
          </table:table-cell>
          <table:table-cell table:formula="of:=[.G28]-1.31" office:value-type="float" office:value="72.6100026901952">
            <text:p>72.6100026902</text:p>
          </table:table-cell>
          <table:table-cell table:formula="of:=&quot;(at &quot; &amp;[.J28]&amp;&quot; &quot;&amp;[.K28]&amp;&quot; &quot;&amp;[.H28]&amp;&quot;)&quot;" office:value-type="string" office:string-value="(at 146.511885782232 72.6100026901952 105)">
            <text:p>(at 146.511885782232 72.6100026901952 105)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3">
          <table:table-cell office:value-type="string">
            <text:p>caps</text:p>
          </table:table-cell>
          <table:table-cell office:value-type="float" office:value="28.525534176">
            <text:p>28.525534176</text:p>
          </table:table-cell>
          <table:table-cell table:formula="of:=ATAN(3.5/28.31)*180/PI()" office:value-type="float" office:value="7.04778493359746">
            <text:p>7.0477849336</text:p>
          </table:table-cell>
          <table:table-cell table:number-columns-repeated="2"/>
          <table:table-cell office:value-type="float" office:value="153.5">
            <text:p>153.5</text:p>
          </table:table-cell>
          <table:table-cell office:value-type="float" office:value="71.69">
            <text:p>71.69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/>
          <table:table-cell table:formula="of:=[.$C$2]*([.A33]-1)+[.$C$31]" office:value-type="float" office:value="7.04778493359746">
            <text:p>7.0477849336</text:p>
          </table:table-cell>
          <table:table-cell table:style-name="ce1" table:formula="of:=ABS([.$B$31]*SIN([.C33]*PI()/180))" office:value-type="float" office:value="3.50000000005623">
            <text:p>3.5000000001</text:p>
          </table:table-cell>
          <table:table-cell table:style-name="ce1" table:formula="of:=ABS([.$B$31]*COS([.C33]*PI()/180))" office:value-type="float" office:value="28.3100000004548">
            <text:p>28.3100000005</text:p>
          </table:table-cell>
          <table:table-cell table:formula="of:=[.D33]+150" office:value-type="float" office:value="153.500000000056">
            <text:p>153.5000000001</text:p>
          </table:table-cell>
          <table:table-cell table:formula="of:=100-[.E33]" office:value-type="float" office:value="71.6899999995452">
            <text:p>71.6899999995</text:p>
          </table:table-cell>
          <table:table-cell table:formula="of:=[.H5]*10" office:value-type="float" office:value="900">
            <text:p>900</text:p>
          </table:table-cell>
          <table:table-cell table:number-columns-repeated="4"/>
        </table:table-row>
        <table:table-row table:style-name="ro3">
          <table:table-cell office:value-type="float" office:value="2">
            <text:p>2</text:p>
          </table:table-cell>
          <table:table-cell/>
          <table:table-cell table:formula="of:=[.$C$2]*([.A34]-1)+[.$C$31]" office:value-type="float" office:value="22.0477849335975">
            <text:p>22.0477849336</text:p>
          </table:table-cell>
          <table:table-cell table:style-name="ce1" table:formula="of:=ABS([.$B$31]*SIN([.C34]*PI()/180))" office:value-type="float" office:value="10.7079075590361">
            <text:p>10.707907559</text:p>
          </table:table-cell>
          <table:table-cell table:style-name="ce1" table:formula="of:=ABS([.$B$31]*COS([.C34]*PI()/180))" office:value-type="float" office:value="26.4394934848094">
            <text:p>26.4394934848</text:p>
          </table:table-cell>
          <table:table-cell table:formula="of:=[.D34]+150" office:value-type="float" office:value="160.707907559036">
            <text:p>160.707907559</text:p>
          </table:table-cell>
          <table:table-cell table:formula="of:=100-[.E34]" office:value-type="float" office:value="73.5605065151906">
            <text:p>73.5605065152</text:p>
          </table:table-cell>
          <table:table-cell table:formula="of:=[.H6]*10" office:value-type="float" office:value="750">
            <text:p>750</text:p>
          </table:table-cell>
          <table:table-cell table:number-columns-repeated="4"/>
        </table:table-row>
        <table:table-row table:style-name="ro3">
          <table:table-cell office:value-type="float" office:value="3">
            <text:p>3</text:p>
          </table:table-cell>
          <table:table-cell/>
          <table:table-cell table:formula="of:=[.$C$2]*([.A35]-1)+[.$C$31]" office:value-type="float" office:value="37.0477849335975">
            <text:p>37.0477849336</text:p>
          </table:table-cell>
          <table:table-cell table:style-name="ce1" table:formula="of:=ABS([.$B$31]*SIN([.C35]*PI()/180))" office:value-type="float" office:value="17.1860889135216">
            <text:p>17.1860889135</text:p>
          </table:table-cell>
          <table:table-cell table:style-name="ce1" table:formula="of:=ABS([.$B$31]*COS([.C35]*PI()/180))" office:value-type="float" office:value="22.7671791815032">
            <text:p>22.7671791815</text:p>
          </table:table-cell>
          <table:table-cell table:formula="of:=[.D35]+150" office:value-type="float" office:value="167.186088913522">
            <text:p>167.1860889135</text:p>
          </table:table-cell>
          <table:table-cell table:formula="of:=100-[.E35]" office:value-type="float" office:value="77.2328208184968">
            <text:p>77.2328208185</text:p>
          </table:table-cell>
          <table:table-cell table:formula="of:=[.H7]*10" office:value-type="float" office:value="600">
            <text:p>600</text:p>
          </table:table-cell>
          <table:table-cell table:number-columns-repeated="4"/>
        </table:table-row>
        <table:table-row table:style-name="ro3">
          <table:table-cell office:value-type="float" office:value="4">
            <text:p>4</text:p>
          </table:table-cell>
          <table:table-cell/>
          <table:table-cell table:formula="of:=[.$C$2]*([.A36]-1)+[.$C$31]" office:value-type="float" office:value="52.0477849335975">
            <text:p>52.0477849336</text:p>
          </table:table-cell>
          <table:table-cell table:style-name="ce1" table:formula="of:=ABS([.$B$31]*SIN([.C36]*PI()/180))" office:value-type="float" office:value="22.4930667099054">
            <text:p>22.4930667099</text:p>
          </table:table-cell>
          <table:table-cell table:style-name="ce1" table:formula="of:=ABS([.$B$31]*COS([.C36]*PI()/180))" office:value-type="float" office:value="17.5433192415201">
            <text:p>17.5433192415</text:p>
          </table:table-cell>
          <table:table-cell table:formula="of:=[.D36]+150" office:value-type="float" office:value="172.493066709905">
            <text:p>172.4930667099</text:p>
          </table:table-cell>
          <table:table-cell table:formula="of:=100-[.E36]" office:value-type="float" office:value="82.4566807584799">
            <text:p>82.4566807585</text:p>
          </table:table-cell>
          <table:table-cell table:formula="of:=[.H8]*10" office:value-type="float" office:value="450">
            <text:p>450</text:p>
          </table:table-cell>
          <table:table-cell table:number-columns-repeated="4"/>
        </table:table-row>
        <table:table-row table:style-name="ro3">
          <table:table-cell office:value-type="float" office:value="5">
            <text:p>5</text:p>
          </table:table-cell>
          <table:table-cell/>
          <table:table-cell table:formula="of:=[.$C$2]*([.A37]-1)+[.$C$31]" office:value-type="float" office:value="67.0477849335975">
            <text:p>67.0477849336</text:p>
          </table:table-cell>
          <table:table-cell table:style-name="ce1" table:formula="of:=ABS([.$B$31]*SIN([.C37]*PI()/180))" office:value-type="float" office:value="26.2671791815594">
            <text:p>26.2671791816</text:p>
          </table:table-cell>
          <table:table-cell table:style-name="ce1" table:formula="of:=ABS([.$B$31]*COS([.C37]*PI()/180))" office:value-type="float" office:value="11.1239110869332">
            <text:p>11.1239110869</text:p>
          </table:table-cell>
          <table:table-cell table:formula="of:=[.D37]+150" office:value-type="float" office:value="176.267179181559">
            <text:p>176.2671791816</text:p>
          </table:table-cell>
          <table:table-cell table:formula="of:=100-[.E37]" office:value-type="float" office:value="88.8760889130668">
            <text:p>88.8760889131</text:p>
          </table:table-cell>
          <table:table-cell table:formula="of:=[.H9]*10" office:value-type="float" office:value="300">
            <text:p>300</text:p>
          </table:table-cell>
          <table:table-cell table:number-columns-repeated="4"/>
        </table:table-row>
        <table:table-row table:style-name="ro3">
          <table:table-cell office:value-type="float" office:value="6">
            <text:p>6</text:p>
          </table:table-cell>
          <table:table-cell/>
          <table:table-cell table:formula="of:=[.$C$2]*([.A38]-1)+[.$C$31]" office:value-type="float" office:value="82.0477849335975">
            <text:p>82.0477849336</text:p>
          </table:table-cell>
          <table:table-cell table:style-name="ce1" table:formula="of:=ABS([.$B$31]*SIN([.C38]*PI()/180))" office:value-type="float" office:value="28.2512268005562">
            <text:p>28.2512268006</text:p>
          </table:table-cell>
          <table:table-cell table:style-name="ce1" table:formula="of:=ABS([.$B$31]*COS([.C38]*PI()/180))" office:value-type="float" office:value="3.94642677490403">
            <text:p>3.9464267749</text:p>
          </table:table-cell>
          <table:table-cell table:formula="of:=[.D38]+150" office:value-type="float" office:value="178.251226800556">
            <text:p>178.2512268006</text:p>
          </table:table-cell>
          <table:table-cell table:formula="of:=100-[.E38]" office:value-type="float" office:value="96.053573225096">
            <text:p>96.0535732251</text:p>
          </table:table-cell>
          <table:table-cell table:formula="of:=[.H10]*10" office:value-type="float" office:value="150">
            <text:p>150</text:p>
          </table:table-cell>
          <table:table-cell table:number-columns-repeated="4"/>
        </table:table-row>
        <table:table-row table:style-name="ro3">
          <table:table-cell office:value-type="float" office:value="7">
            <text:p>7</text:p>
          </table:table-cell>
          <table:table-cell/>
          <table:table-cell table:formula="of:=[.$C$2]*([.A39]-1)+[.$C$31]" office:value-type="float" office:value="97.0477849335975">
            <text:p>97.0477849336</text:p>
          </table:table-cell>
          <table:table-cell table:style-name="ce1" table:formula="of:=ABS([.$B$31]*SIN([.C39]*PI()/180))" office:value-type="float" office:value="28.3100000004548">
            <text:p>28.3100000005</text:p>
          </table:table-cell>
          <table:table-cell table:formula="of:=-ABS([.$B$31]*COS([.C39]*PI()/180))" office:value-type="float" office:value="-3.50000000005622">
            <text:p>-3.5000000001</text:p>
          </table:table-cell>
          <table:table-cell table:formula="of:=[.D39]+150" office:value-type="float" office:value="178.310000000455">
            <text:p>178.3100000005</text:p>
          </table:table-cell>
          <table:table-cell table:formula="of:=100-[.E39]" office:value-type="float" office:value="103.500000000056">
            <text:p>103.5000000001</text:p>
          </table:table-cell>
          <table:table-cell table:formula="of:=[.H11]*10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float" office:value="8">
            <text:p>8</text:p>
          </table:table-cell>
          <table:table-cell/>
          <table:table-cell table:formula="of:=[.$C$2]*([.A40]-1)+[.$C$31]" office:value-type="float" office:value="112.047784933597">
            <text:p>112.0477849336</text:p>
          </table:table-cell>
          <table:table-cell table:style-name="ce1" table:formula="of:=ABS([.$B$31]*SIN([.C40]*PI()/180))" office:value-type="float" office:value="26.4394934848094">
            <text:p>26.4394934848</text:p>
          </table:table-cell>
          <table:table-cell table:formula="of:=-ABS([.$B$31]*COS([.C40]*PI()/180))" office:value-type="float" office:value="-10.7079075590361">
            <text:p>-10.707907559</text:p>
          </table:table-cell>
          <table:table-cell table:formula="of:=[.D40]+150" office:value-type="float" office:value="176.439493484809">
            <text:p>176.4394934848</text:p>
          </table:table-cell>
          <table:table-cell table:formula="of:=100-[.E40]" office:value-type="float" office:value="110.707907559036">
            <text:p>110.707907559</text:p>
          </table:table-cell>
          <table:table-cell table:formula="of:=[.H12]*10" office:value-type="float" office:value="3450">
            <text:p>3450</text:p>
          </table:table-cell>
          <table:table-cell table:number-columns-repeated="4"/>
        </table:table-row>
        <table:table-row table:style-name="ro3">
          <table:table-cell office:value-type="float" office:value="9">
            <text:p>9</text:p>
          </table:table-cell>
          <table:table-cell/>
          <table:table-cell table:formula="of:=[.$C$2]*([.A41]-1)+[.$C$31]" office:value-type="float" office:value="127.047784933597">
            <text:p>127.0477849336</text:p>
          </table:table-cell>
          <table:table-cell table:style-name="ce1" table:formula="of:=ABS([.$B$31]*SIN([.C41]*PI()/180))" office:value-type="float" office:value="22.7671791815032">
            <text:p>22.7671791815</text:p>
          </table:table-cell>
          <table:table-cell table:formula="of:=-ABS([.$B$31]*COS([.C41]*PI()/180))" office:value-type="float" office:value="-17.1860889135216">
            <text:p>-17.1860889135</text:p>
          </table:table-cell>
          <table:table-cell table:formula="of:=[.D41]+150" office:value-type="float" office:value="172.767179181503">
            <text:p>172.7671791815</text:p>
          </table:table-cell>
          <table:table-cell table:formula="of:=100-[.E41]" office:value-type="float" office:value="117.186088913522">
            <text:p>117.1860889135</text:p>
          </table:table-cell>
          <table:table-cell table:formula="of:=[.H13]*10" office:value-type="float" office:value="3300">
            <text:p>3300</text:p>
          </table:table-cell>
          <table:table-cell table:number-columns-repeated="4"/>
        </table:table-row>
        <table:table-row table:style-name="ro3">
          <table:table-cell office:value-type="float" office:value="10">
            <text:p>10</text:p>
          </table:table-cell>
          <table:table-cell/>
          <table:table-cell table:formula="of:=[.$C$2]*([.A42]-1)+[.$C$31]" office:value-type="float" office:value="142.047784933597">
            <text:p>142.0477849336</text:p>
          </table:table-cell>
          <table:table-cell table:style-name="ce1" table:formula="of:=ABS([.$B$31]*SIN([.C42]*PI()/180))" office:value-type="float" office:value="17.5433192415201">
            <text:p>17.5433192415</text:p>
          </table:table-cell>
          <table:table-cell table:formula="of:=-ABS([.$B$31]*COS([.C42]*PI()/180))" office:value-type="float" office:value="-22.4930667099054">
            <text:p>-22.4930667099</text:p>
          </table:table-cell>
          <table:table-cell table:formula="of:=[.D42]+150" office:value-type="float" office:value="167.54331924152">
            <text:p>167.5433192415</text:p>
          </table:table-cell>
          <table:table-cell table:formula="of:=100-[.E42]" office:value-type="float" office:value="122.493066709905">
            <text:p>122.4930667099</text:p>
          </table:table-cell>
          <table:table-cell table:formula="of:=[.H14]*10" office:value-type="float" office:value="3150">
            <text:p>3150</text:p>
          </table:table-cell>
          <table:table-cell table:number-columns-repeated="4"/>
        </table:table-row>
        <table:table-row table:style-name="ro3">
          <table:table-cell office:value-type="float" office:value="11">
            <text:p>11</text:p>
          </table:table-cell>
          <table:table-cell/>
          <table:table-cell table:formula="of:=[.$C$2]*([.A43]-1)+[.$C$31]" office:value-type="float" office:value="157.047784933597">
            <text:p>157.0477849336</text:p>
          </table:table-cell>
          <table:table-cell table:style-name="ce1" table:formula="of:=ABS([.$B$31]*SIN([.C43]*PI()/180))" office:value-type="float" office:value="11.1239110869332">
            <text:p>11.1239110869</text:p>
          </table:table-cell>
          <table:table-cell table:formula="of:=-ABS([.$B$31]*COS([.C43]*PI()/180))" office:value-type="float" office:value="-26.2671791815594">
            <text:p>-26.2671791816</text:p>
          </table:table-cell>
          <table:table-cell table:formula="of:=[.D43]+150" office:value-type="float" office:value="161.123911086933">
            <text:p>161.1239110869</text:p>
          </table:table-cell>
          <table:table-cell table:formula="of:=100-[.E43]" office:value-type="float" office:value="126.267179181559">
            <text:p>126.2671791816</text:p>
          </table:table-cell>
          <table:table-cell table:formula="of:=[.H15]*10" office:value-type="float" office:value="3000">
            <text:p>3000</text:p>
          </table:table-cell>
          <table:table-cell table:number-columns-repeated="4"/>
        </table:table-row>
        <table:table-row table:style-name="ro3">
          <table:table-cell office:value-type="float" office:value="12">
            <text:p>12</text:p>
          </table:table-cell>
          <table:table-cell/>
          <table:table-cell table:formula="of:=[.$C$2]*([.A44]-1)+[.$C$31]" office:value-type="float" office:value="172.047784933597">
            <text:p>172.0477849336</text:p>
          </table:table-cell>
          <table:table-cell table:style-name="ce1" table:formula="of:=ABS([.$B$31]*SIN([.C44]*PI()/180))" office:value-type="float" office:value="3.94642677490401">
            <text:p>3.9464267749</text:p>
          </table:table-cell>
          <table:table-cell table:formula="of:=-ABS([.$B$31]*COS([.C44]*PI()/180))" office:value-type="float" office:value="-28.2512268005562">
            <text:p>-28.2512268006</text:p>
          </table:table-cell>
          <table:table-cell table:formula="of:=[.D44]+150" office:value-type="float" office:value="153.946426774904">
            <text:p>153.9464267749</text:p>
          </table:table-cell>
          <table:table-cell table:formula="of:=100-[.E44]" office:value-type="float" office:value="128.251226800556">
            <text:p>128.2512268006</text:p>
          </table:table-cell>
          <table:table-cell table:formula="of:=[.H16]*10" office:value-type="float" office:value="2850">
            <text:p>2850</text:p>
          </table:table-cell>
          <table:table-cell table:number-columns-repeated="4"/>
        </table:table-row>
        <table:table-row table:style-name="ro3">
          <table:table-cell office:value-type="float" office:value="13">
            <text:p>13</text:p>
          </table:table-cell>
          <table:table-cell/>
          <table:table-cell table:formula="of:=[.$C$2]*([.A45]-1)+[.$C$31]" office:value-type="float" office:value="187.047784933597">
            <text:p>187.0477849336</text:p>
          </table:table-cell>
          <table:table-cell table:style-name="ce1" table:formula="of:=-ABS([.$B$31]*SIN([.C45]*PI()/180))" office:value-type="float" office:value="-3.50000000005623">
            <text:p>-3.5000000001</text:p>
          </table:table-cell>
          <table:table-cell table:formula="of:=-ABS([.$B$31]*COS([.C45]*PI()/180))" office:value-type="float" office:value="-28.3100000004548">
            <text:p>-28.3100000005</text:p>
          </table:table-cell>
          <table:table-cell table:formula="of:=[.D45]+150" office:value-type="float" office:value="146.499999999944">
            <text:p>146.4999999999</text:p>
          </table:table-cell>
          <table:table-cell table:formula="of:=100-[.E45]" office:value-type="float" office:value="128.310000000455">
            <text:p>128.3100000005</text:p>
          </table:table-cell>
          <table:table-cell table:formula="of:=[.H17]*10" office:value-type="float" office:value="2700">
            <text:p>2700</text:p>
          </table:table-cell>
          <table:table-cell table:number-columns-repeated="4"/>
        </table:table-row>
        <table:table-row table:style-name="ro3">
          <table:table-cell office:value-type="float" office:value="14">
            <text:p>14</text:p>
          </table:table-cell>
          <table:table-cell/>
          <table:table-cell table:formula="of:=[.$C$2]*([.A46]-1)+[.$C$31]" office:value-type="float" office:value="202.047784933597">
            <text:p>202.0477849336</text:p>
          </table:table-cell>
          <table:table-cell table:formula="of:=-ABS([.$B$31]*SIN([.C46]*PI()/180))" office:value-type="float" office:value="-10.7079075590361">
            <text:p>-10.707907559</text:p>
          </table:table-cell>
          <table:table-cell table:formula="of:=-ABS([.$B$31]*COS([.C46]*PI()/180))" office:value-type="float" office:value="-26.4394934848094">
            <text:p>-26.4394934848</text:p>
          </table:table-cell>
          <table:table-cell table:formula="of:=[.D46]+150" office:value-type="float" office:value="139.292092440964">
            <text:p>139.292092441</text:p>
          </table:table-cell>
          <table:table-cell table:formula="of:=100-[.E46]" office:value-type="float" office:value="126.439493484809">
            <text:p>126.4394934848</text:p>
          </table:table-cell>
          <table:table-cell table:formula="of:=[.H18]*10" office:value-type="float" office:value="2550">
            <text:p>2550</text:p>
          </table:table-cell>
          <table:table-cell table:number-columns-repeated="4"/>
        </table:table-row>
        <table:table-row table:style-name="ro3">
          <table:table-cell office:value-type="float" office:value="15">
            <text:p>15</text:p>
          </table:table-cell>
          <table:table-cell/>
          <table:table-cell table:formula="of:=[.$C$2]*([.A47]-1)+[.$C$31]" office:value-type="float" office:value="217.047784933597">
            <text:p>217.0477849336</text:p>
          </table:table-cell>
          <table:table-cell table:formula="of:=-ABS([.$B$31]*SIN([.C47]*PI()/180))" office:value-type="float" office:value="-17.1860889135216">
            <text:p>-17.1860889135</text:p>
          </table:table-cell>
          <table:table-cell table:formula="of:=-ABS([.$B$31]*COS([.C47]*PI()/180))" office:value-type="float" office:value="-22.7671791815032">
            <text:p>-22.7671791815</text:p>
          </table:table-cell>
          <table:table-cell table:formula="of:=[.D47]+150" office:value-type="float" office:value="132.813911086478">
            <text:p>132.8139110865</text:p>
          </table:table-cell>
          <table:table-cell table:formula="of:=100-[.E47]" office:value-type="float" office:value="122.767179181503">
            <text:p>122.7671791815</text:p>
          </table:table-cell>
          <table:table-cell table:formula="of:=[.H19]*10" office:value-type="float" office:value="2400">
            <text:p>2400</text:p>
          </table:table-cell>
          <table:table-cell table:number-columns-repeated="4"/>
        </table:table-row>
        <table:table-row table:style-name="ro3">
          <table:table-cell office:value-type="float" office:value="16">
            <text:p>16</text:p>
          </table:table-cell>
          <table:table-cell/>
          <table:table-cell table:formula="of:=[.$C$2]*([.A48]-1)+[.$C$31]" office:value-type="float" office:value="232.047784933597">
            <text:p>232.0477849336</text:p>
          </table:table-cell>
          <table:table-cell table:formula="of:=-ABS([.$B$31]*SIN([.C48]*PI()/180))" office:value-type="float" office:value="-22.4930667099054">
            <text:p>-22.4930667099</text:p>
          </table:table-cell>
          <table:table-cell table:formula="of:=-ABS([.$B$31]*COS([.C48]*PI()/180))" office:value-type="float" office:value="-17.5433192415201">
            <text:p>-17.5433192415</text:p>
          </table:table-cell>
          <table:table-cell table:formula="of:=[.D48]+150" office:value-type="float" office:value="127.506933290095">
            <text:p>127.5069332901</text:p>
          </table:table-cell>
          <table:table-cell table:formula="of:=100-[.E48]" office:value-type="float" office:value="117.54331924152">
            <text:p>117.5433192415</text:p>
          </table:table-cell>
          <table:table-cell table:formula="of:=[.H20]*10" office:value-type="float" office:value="2250">
            <text:p>2250</text:p>
          </table:table-cell>
          <table:table-cell table:number-columns-repeated="4"/>
        </table:table-row>
        <table:table-row table:style-name="ro3">
          <table:table-cell office:value-type="float" office:value="17">
            <text:p>17</text:p>
          </table:table-cell>
          <table:table-cell/>
          <table:table-cell table:formula="of:=[.$C$2]*([.A49]-1)+[.$C$31]" office:value-type="float" office:value="247.047784933597">
            <text:p>247.0477849336</text:p>
          </table:table-cell>
          <table:table-cell table:formula="of:=-ABS([.$B$31]*SIN([.C49]*PI()/180))" office:value-type="float" office:value="-26.2671791815594">
            <text:p>-26.2671791816</text:p>
          </table:table-cell>
          <table:table-cell table:formula="of:=-ABS([.$B$31]*COS([.C49]*PI()/180))" office:value-type="float" office:value="-11.1239110869332">
            <text:p>-11.1239110869</text:p>
          </table:table-cell>
          <table:table-cell table:formula="of:=[.D49]+150" office:value-type="float" office:value="123.732820818441">
            <text:p>123.7328208184</text:p>
          </table:table-cell>
          <table:table-cell table:formula="of:=100-[.E49]" office:value-type="float" office:value="111.123911086933">
            <text:p>111.1239110869</text:p>
          </table:table-cell>
          <table:table-cell table:formula="of:=[.H21]*10" office:value-type="float" office:value="2100">
            <text:p>2100</text:p>
          </table:table-cell>
          <table:table-cell table:number-columns-repeated="4"/>
        </table:table-row>
        <table:table-row table:style-name="ro3">
          <table:table-cell office:value-type="float" office:value="18">
            <text:p>18</text:p>
          </table:table-cell>
          <table:table-cell/>
          <table:table-cell table:formula="of:=[.$C$2]*([.A50]-1)+[.$C$31]" office:value-type="float" office:value="262.047784933597">
            <text:p>262.0477849336</text:p>
          </table:table-cell>
          <table:table-cell table:formula="of:=-ABS([.$B$31]*SIN([.C50]*PI()/180))" office:value-type="float" office:value="-28.2512268005562">
            <text:p>-28.2512268006</text:p>
          </table:table-cell>
          <table:table-cell table:formula="of:=-ABS([.$B$31]*COS([.C50]*PI()/180))" office:value-type="float" office:value="-3.946426774904">
            <text:p>-3.9464267749</text:p>
          </table:table-cell>
          <table:table-cell table:formula="of:=[.D50]+150" office:value-type="float" office:value="121.748773199444">
            <text:p>121.7487731994</text:p>
          </table:table-cell>
          <table:table-cell table:formula="of:=100-[.E50]" office:value-type="float" office:value="103.946426774904">
            <text:p>103.9464267749</text:p>
          </table:table-cell>
          <table:table-cell table:formula="of:=[.H22]*10" office:value-type="float" office:value="1950">
            <text:p>1950</text:p>
          </table:table-cell>
          <table:table-cell table:number-columns-repeated="4"/>
        </table:table-row>
        <table:table-row table:style-name="ro3">
          <table:table-cell office:value-type="float" office:value="19">
            <text:p>19</text:p>
          </table:table-cell>
          <table:table-cell/>
          <table:table-cell table:formula="of:=[.$C$2]*([.A51]-1)+[.$C$31]" office:value-type="float" office:value="277.047784933597">
            <text:p>277.0477849336</text:p>
          </table:table-cell>
          <table:table-cell table:formula="of:=-ABS([.$B$31]*SIN([.C51]*PI()/180))" office:value-type="float" office:value="-28.3100000004548">
            <text:p>-28.3100000005</text:p>
          </table:table-cell>
          <table:table-cell table:style-name="ce1" table:formula="of:=ABS([.$B$31]*COS([.C51]*PI()/180))" office:value-type="float" office:value="3.50000000005624">
            <text:p>3.5000000001</text:p>
          </table:table-cell>
          <table:table-cell table:formula="of:=[.D51]+150" office:value-type="float" office:value="121.689999999545">
            <text:p>121.6899999995</text:p>
          </table:table-cell>
          <table:table-cell table:formula="of:=100-[.E51]" office:value-type="float" office:value="96.4999999999438">
            <text:p>96.4999999999</text:p>
          </table:table-cell>
          <table:table-cell table:formula="of:=[.H23]*10" office:value-type="float" office:value="1800">
            <text:p>1800</text:p>
          </table:table-cell>
          <table:table-cell table:number-columns-repeated="4"/>
        </table:table-row>
        <table:table-row table:style-name="ro3">
          <table:table-cell office:value-type="float" office:value="20">
            <text:p>20</text:p>
          </table:table-cell>
          <table:table-cell/>
          <table:table-cell table:formula="of:=[.$C$2]*([.A52]-1)+[.$C$31]" office:value-type="float" office:value="292.047784933597">
            <text:p>292.0477849336</text:p>
          </table:table-cell>
          <table:table-cell table:formula="of:=-ABS([.$B$31]*SIN([.C52]*PI()/180))" office:value-type="float" office:value="-26.4394934848094">
            <text:p>-26.4394934848</text:p>
          </table:table-cell>
          <table:table-cell table:style-name="ce1" table:formula="of:=ABS([.$B$31]*COS([.C52]*PI()/180))" office:value-type="float" office:value="10.7079075590361">
            <text:p>10.707907559</text:p>
          </table:table-cell>
          <table:table-cell table:formula="of:=[.D52]+150" office:value-type="float" office:value="123.560506515191">
            <text:p>123.5605065152</text:p>
          </table:table-cell>
          <table:table-cell table:formula="of:=100-[.E52]" office:value-type="float" office:value="89.2920924409639">
            <text:p>89.292092441</text:p>
          </table:table-cell>
          <table:table-cell table:formula="of:=[.H24]*10" office:value-type="float" office:value="1650">
            <text:p>1650</text:p>
          </table:table-cell>
          <table:table-cell table:number-columns-repeated="4"/>
        </table:table-row>
        <table:table-row table:style-name="ro3">
          <table:table-cell office:value-type="float" office:value="21">
            <text:p>21</text:p>
          </table:table-cell>
          <table:table-cell/>
          <table:table-cell table:formula="of:=[.$C$2]*([.A53]-1)+[.$C$31]" office:value-type="float" office:value="307.047784933597">
            <text:p>307.0477849336</text:p>
          </table:table-cell>
          <table:table-cell table:formula="of:=-ABS([.$B$31]*SIN([.C53]*PI()/180))" office:value-type="float" office:value="-22.7671791815032">
            <text:p>-22.7671791815</text:p>
          </table:table-cell>
          <table:table-cell table:style-name="ce1" table:formula="of:=ABS([.$B$31]*COS([.C53]*PI()/180))" office:value-type="float" office:value="17.1860889135216">
            <text:p>17.1860889135</text:p>
          </table:table-cell>
          <table:table-cell table:formula="of:=[.D53]+150" office:value-type="float" office:value="127.232820818497">
            <text:p>127.2328208185</text:p>
          </table:table-cell>
          <table:table-cell table:formula="of:=100-[.E53]" office:value-type="float" office:value="82.8139110864784">
            <text:p>82.8139110865</text:p>
          </table:table-cell>
          <table:table-cell table:formula="of:=[.H25]*10" office:value-type="float" office:value="1500">
            <text:p>1500</text:p>
          </table:table-cell>
          <table:table-cell table:number-columns-repeated="4"/>
        </table:table-row>
        <table:table-row table:style-name="ro3">
          <table:table-cell office:value-type="float" office:value="22">
            <text:p>22</text:p>
          </table:table-cell>
          <table:table-cell/>
          <table:table-cell table:formula="of:=[.$C$2]*([.A54]-1)+[.$C$31]" office:value-type="float" office:value="322.047784933597">
            <text:p>322.0477849336</text:p>
          </table:table-cell>
          <table:table-cell table:formula="of:=-ABS([.$B$31]*SIN([.C54]*PI()/180))" office:value-type="float" office:value="-17.5433192415201">
            <text:p>-17.5433192415</text:p>
          </table:table-cell>
          <table:table-cell table:style-name="ce1" table:formula="of:=ABS([.$B$31]*COS([.C54]*PI()/180))" office:value-type="float" office:value="22.4930667099054">
            <text:p>22.4930667099</text:p>
          </table:table-cell>
          <table:table-cell table:formula="of:=[.D54]+150" office:value-type="float" office:value="132.45668075848">
            <text:p>132.4566807585</text:p>
          </table:table-cell>
          <table:table-cell table:formula="of:=100-[.E54]" office:value-type="float" office:value="77.5069332900946">
            <text:p>77.5069332901</text:p>
          </table:table-cell>
          <table:table-cell table:formula="of:=[.H26]*10" office:value-type="float" office:value="1350">
            <text:p>1350</text:p>
          </table:table-cell>
          <table:table-cell table:number-columns-repeated="4"/>
        </table:table-row>
        <table:table-row table:style-name="ro3">
          <table:table-cell office:value-type="float" office:value="23">
            <text:p>23</text:p>
          </table:table-cell>
          <table:table-cell/>
          <table:table-cell table:formula="of:=[.$C$2]*([.A55]-1)+[.$C$31]" office:value-type="float" office:value="337.047784933597">
            <text:p>337.0477849336</text:p>
          </table:table-cell>
          <table:table-cell table:formula="of:=-ABS([.$B$31]*SIN([.C55]*PI()/180))" office:value-type="float" office:value="-11.1239110869332">
            <text:p>-11.1239110869</text:p>
          </table:table-cell>
          <table:table-cell table:style-name="ce1" table:formula="of:=ABS([.$B$31]*COS([.C55]*PI()/180))" office:value-type="float" office:value="26.2671791815594">
            <text:p>26.2671791816</text:p>
          </table:table-cell>
          <table:table-cell table:formula="of:=[.D55]+150" office:value-type="float" office:value="138.876088913067">
            <text:p>138.8760889131</text:p>
          </table:table-cell>
          <table:table-cell table:formula="of:=100-[.E55]" office:value-type="float" office:value="73.7328208184406">
            <text:p>73.7328208184</text:p>
          </table:table-cell>
          <table:table-cell table:formula="of:=[.H27]*10" office:value-type="float" office:value="1200">
            <text:p>1200</text:p>
          </table:table-cell>
          <table:table-cell table:number-columns-repeated="4"/>
        </table:table-row>
        <table:table-row table:style-name="ro3">
          <table:table-cell office:value-type="float" office:value="24">
            <text:p>24</text:p>
          </table:table-cell>
          <table:table-cell/>
          <table:table-cell table:formula="of:=[.$C$2]*([.A56]-1)+[.$C$31]" office:value-type="float" office:value="352.047784933597">
            <text:p>352.0477849336</text:p>
          </table:table-cell>
          <table:table-cell table:formula="of:=-ABS([.$B$31]*SIN([.C56]*PI()/180))" office:value-type="float" office:value="-3.94642677490403">
            <text:p>-3.9464267749</text:p>
          </table:table-cell>
          <table:table-cell table:style-name="ce1" table:formula="of:=ABS([.$B$31]*COS([.C56]*PI()/180))" office:value-type="float" office:value="28.2512268005562">
            <text:p>28.2512268006</text:p>
          </table:table-cell>
          <table:table-cell table:formula="of:=[.D56]+150" office:value-type="float" office:value="146.053573225096">
            <text:p>146.0535732251</text:p>
          </table:table-cell>
          <table:table-cell table:formula="of:=100-[.E56]" office:value-type="float" office:value="71.7487731994438">
            <text:p>71.7487731994</text:p>
          </table:table-cell>
          <table:table-cell table:formula="of:=[.H28]*10" office:value-type="float" office:value="1050">
            <text:p>1050</text:p>
          </table:table-cell>
          <table:table-cell table:number-columns-repeated="4"/>
        </table:table-row>
        <table:table-row table:style-name="ro2" table:number-rows-repeated="5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</meta:initial-creator>
    <meta:creation-date>2013-10-11T12:22:17</meta:creation-date>
    <dc:date>2013-10-11T14:55:27</dc:date>
    <dc:creator>Bob </dc:creator>
    <meta:editing-duration>PT2H1M40S</meta:editing-duration>
    <meta:editing-cycles>5</meta:editing-cycles>
    <meta:generator>LibreOffice/4.0.2.2$Linux_X86_64 LibreOffice_project/400m0$Build-2</meta:generator>
    <meta:document-statistic meta:table-count="1" meta:cell-count="453" meta:object-count="0"/>
  </office:meta>
</office:document-meta>
</file>